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9d52" officeooo:paragraph-rsid="000c7991"/>
    </style:style>
    <style:style style:name="T1" style:family="text">
      <style:text-properties officeooo:rsid="0005a3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Chocolot <text:span text:style-name="T1">était chaud potote lo tobornak ! I don’t understand a fucking thing about this senten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4:15:08.089388901</meta:creation-date>
    <meta:editing-duration>PT1M31S</meta:editing-duration>
    <meta:editing-cycles>2</meta:editing-cycles>
    <meta:generator>LibreOffice/5.1.4.2$Linux_X86_64 LibreOffice_project/10m0$Build-2</meta:generator>
    <dc:date>2017-01-19T14:16:37.134388523</dc:date>
    <meta:document-statistic meta:table-count="0" meta:image-count="0" meta:object-count="0" meta:page-count="1" meta:paragraph-count="1" meta:word-count="17" meta:character-count="99" meta:non-whitespace-character-count="83"/>
  </office:meta>
</office:document-meta>
</file>